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39cm" fo:min-width="15.28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7.246cm" fo:min-width="13.99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.056cm" fo:min-width="0.9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733cm" fo:min-width="0.87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16cm" fo:min-width="0.651cm" fo:padding-top="0.116cm" fo:padding-bottom="0.116cm" fo:padding-left="0.241cm" fo:padding-right="0.241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4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3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174" draw:style-name="gr1" draw:text-style-name="P1" draw:layer="layout" svg:width="17.365cm" svg:height="16.167cm" svg:x="8.987cm" svg:y="3.8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2" draw:style-name="gr2" draw:text-style-name="P1" draw:layer="layout" svg:width="14.496cm" svg:height="7.495cm" svg:x="10.366cm" svg:y="9.2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14.496cm" svg:height="1.971cm" svg:x="10.36cm" svg:y="16.664cm">
          <text:p text:style-name="P2"><text:span text:style-name="T1">O</text:span><text:span text:style-name="T1">p</text:span><text:span text:style-name="T1">e</text:span><text:span text:style-name="T1">n</text:span><text:span text:style-name="T1">C</text:span><text:span text:style-name="T1">L</text:span><text:span text:style-name="T1"> </text:span><text:span text:style-name="T1">p</text:span><text:span text:style-name="T1">l</text:span><text:span text:style-name="T1">a</text:span><text:span text:style-name="T1">t</text:span><text:span text:style-name="T1">f</text:span><text:span text:style-name="T1">o</text:span><text:span text:style-name="T1">r</text:span><text:span text:style-name="T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4.448cm" svg:height="3.77cm" svg:x="10.9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6" draw:layer="layout" svg:width="2.501cm" svg:height="1.013cm" svg:x="16.317cm" svg:y="9.169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4" draw:style-name="gr6" draw:text-style-name="P7" draw:layer="layout" svg:width="1.609cm" svg:height="1.609cm" svg:x="21.348cm" svg:y="6.6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6" draw:text-style-name="P7" draw:layer="layout" svg:width="1.609cm" svg:height="1.609cm" svg:x="12.837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6" draw:text-style-name="P7" draw:layer="layout" svg:width="1.609cm" svg:height="1.609cm" svg:x="23.09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7" draw:text-style-name="P8" draw:layer="layout" svg:width="3.057cm" svg:height="1.032cm" svg:x="16.103cm" svg:y="14.407cm">
          <text:p text:style-name="P2"><text:span text:style-name="T2">B</text:span><text:span text:style-name="T2">u</text:span><text:span text:style-name="T2">f</text:span><text:span text:style-name="T2">f</text:span><text:span text:style-name="T2">e</text:span><text:span text:style-name="T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" draw:text-style-name="P8" draw:layer="layout" svg:width="3.057cm" svg:height="1.032cm" svg:x="11.642cm" svg:y="14.714cm">
          <text:p text:style-name="P2"><text:span text:style-name="T2">B</text:span><text:span text:style-name="T2">u</text:span><text:span text:style-name="T2">f</text:span><text:span text:style-name="T2">f</text:span><text:span text:style-name="T2">e</text:span><text:span text:style-name="T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4" draw:text-style-name="P4" draw:layer="layout" svg:width="4.448cm" svg:height="3.77cm" svg:x="19.915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9" draw:text-style-name="P9" draw:layer="layout" svg:width="1.402cm" svg:height="0.306cm" svg:x="14.7cm" svg:y="14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1" draw:style-name="gr10" draw:text-style-name="P10" draw:layer="layout" svg:width="3.057cm" svg:height="1.032cm" svg:x="16.096cm" svg:y="12.693cm">
          <text:p text:style-name="P2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10" draw:layer="layout" svg:width="3.057cm" svg:height="1.032cm" svg:x="20.53cm" svg:y="14.678cm">
          <text:p text:style-name="P2"><text:span text:style-name="T2">B</text:span><text:span text:style-name="T2">u</text:span><text:span text:style-name="T2">ff</text:span><text:span text:style-name="T2">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6" draw:style-name="gr12" draw:text-style-name="P9" draw:layer="layout" svg:width="1.376cm" svg:height="1.983cm" svg:x="19.153cm" svg:y="13.20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9" draw:style-name="gr5" draw:text-style-name="P6" draw:layer="layout" svg:width="3.818cm" svg:height="1.013cm" svg:x="11.275cm" svg:y="12.363cm">
          <text:p text:style-name="P5"><text:span text:style-name="T1">D</text:span><text:span text:style-name="T1">e</text:span><text:span text:style-name="T1">v</text:span><text:span text:style-name="T1">i</text:span><text:span text:style-name="T1">c</text:span><text:span text:style-name="T1">e</text:span><text:span text:style-name="T1"> </text:span><text:span text:style-name="T1">(</text:span><text:span text:style-name="T1">C</text:span><text:span text:style-name="T1">P</text:span><text:span text:style-name="T1">U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3" draw:text-style-name="P11" draw:layer="layout" svg:width="3.057cm" svg:height="1.032cm" svg:x="11.642cm" svg:y="13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5" draw:text-style-name="P6" draw:layer="layout" svg:width="3.877cm" svg:height="1.013cm" svg:x="20.22cm" svg:y="12.46cm">
          <text:p text:style-name="P5"><text:span text:style-name="T1">D</text:span><text:span text:style-name="T1">ev</text:span><text:span text:style-name="T1">ic</text:span><text:span text:style-name="T1">e </text:span><text:span text:style-name="T1">(G</text:span><text:span text:style-name="T1">P</text:span><text:span text:style-name="T1">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3" draw:style-name="gr14" draw:text-style-name="P9" draw:layer="layout" svg:x1="23.91cm" svg:y1="8.28cm" svg:x2="24.009cm" svg:y2="12.344cm">
          <text:p/>
        </draw:line>
        <draw:line draw:name="Straight Connector 94" draw:style-name="gr14" draw:text-style-name="P9" draw:layer="layout" svg:x1="22.322cm" svg:y1="8.28cm" svg:x2="23.552cm" svg:y2="12.344cm">
          <text:p/>
        </draw:line>
        <draw:line draw:name="Straight Connector 95" draw:style-name="gr14" draw:text-style-name="P9" draw:layer="layout" svg:x1="13.726cm" svg:y1="8.284cm" svg:x2="14.676cm" svg:y2="12.344cm">
          <text:p/>
        </draw:line>
        <draw:custom-shape draw:name="TextBox 96" draw:style-name="gr15" draw:text-style-name="P12" draw:layer="layout" svg:width="2.861cm" svg:height="1.603cm" svg:x="17.542cm" svg:y="6.777cm">
          <text:p text:style-name="P2"><text:span text:style-name="T3">Command</text:span></text:p>
          <text:p text:style-name="P2"><text:span text:style-name="T3">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5" draw:style-name="gr6" draw:text-style-name="P7" draw:layer="layout" svg:width="1.609cm" svg:height="1.609cm" svg:x="14.6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14" draw:text-style-name="P9" draw:layer="layout" svg:x1="17.242cm" svg:y1="7.5cm" svg:x2="16.607cm" svg:y2="7.5cm">
          <text:p/>
        </draw:line>
        <draw:custom-shape draw:name="Rectangle: Rounded Corners 144" draw:style-name="gr16" draw:text-style-name="P13" draw:layer="layout" svg:width="2.596cm" svg:height="1.102cm" svg:x="14.431cm" svg:y="4.635cm">
          <text:p text:style-name="P2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47" draw:style-name="gr16" draw:text-style-name="P13" draw:layer="layout" svg:width="2.596cm" svg:height="1.102cm" svg:x="20.002cm" svg:y="4.613cm">
          <text:p text:style-name="P2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150" draw:style-name="gr17" draw:text-style-name="P9" draw:layer="layout" svg:x1="15.655cm" svg:y1="5.74cm" svg:x2="15.496cm" svg:y2="6.675cm">
          <text:p/>
        </draw:line>
        <draw:custom-shape draw:name="TextBox 175" draw:style-name="gr5" draw:text-style-name="P6" draw:layer="layout" svg:width="2.869cm" svg:height="1.775cm" svg:x="16.057cm" svg:y="1.805cm">
          <text:p text:style-name="P5"><text:span text:style-name="T4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4" draw:layer="layout" svg:width="3.153cm" svg:height="0.864cm" svg:x="10.957cm" svg:y="11.481cm">
          <text:p text:style-name="P2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9" draw:text-style-name="P15" draw:layer="layout" svg:width="1.132cm" svg:height="1.955cm" svg:x="12.08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20" draw:text-style-name="P16" draw:layer="layout" svg:width="2.269cm" svg:height="1.013cm" draw:transform="rotate (1.5707963267949) translate (12.085cm 11.637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9" draw:text-style-name="P15" draw:layer="layout" svg:width="1.132cm" svg:height="1.955cm" svg:x="10.95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0" draw:text-style-name="P16" draw:layer="layout" svg:width="2.269cm" svg:height="1.013cm" draw:transform="rotate (1.5707963267949) translate (10.928cm 11.638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8" draw:text-style-name="P14" draw:layer="layout" svg:width="3.153cm" svg:height="0.864cm" svg:x="19.913cm" svg:y="11.473cm">
          <text:p text:style-name="P2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" draw:text-style-name="P15" draw:layer="layout" svg:width="1.132cm" svg:height="1.947cm" svg:x="21.03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0" draw:text-style-name="P16" draw:layer="layout" svg:width="2.269cm" svg:height="1.013cm" draw:transform="rotate (1.5707963267949) translate (21.041cm 11.629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" draw:text-style-name="P15" draw:layer="layout" svg:width="1.132cm" svg:height="1.947cm" svg:x="19.91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0" draw:text-style-name="P16" draw:layer="layout" svg:width="2.269cm" svg:height="1.013cm" draw:transform="rotate (1.5707963267949) translate (19.884cm 11.63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17" draw:text-style-name="P9" draw:layer="layout" svg:x1="21.447cm" svg:y1="5.737cm" svg:x2="21.832cm" svg:y2="6.748cm">
          <text:p/>
        </draw:line>
        <draw:line draw:name="Straight Connector 2" draw:style-name="gr14" draw:text-style-name="P9" draw:layer="layout" svg:x1="15.408cm" svg:y1="8.283cm" svg:x2="15.067cm" svg:y2="12.343cm">
          <text:p/>
        </draw:line>
        <draw:line draw:name="Straight Connector 3" draw:style-name="gr14" draw:text-style-name="P9" draw:layer="layout" svg:x1="20.438cm" svg:y1="7.496cm" svg:x2="21.073cm" svg:y2="7.4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short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1:34:14.642354433</meta:creation-date>
    <dc:date>2021-12-31T12:15:09.625808314</dc:date>
    <meta:editing-duration>PT20M32S</meta:editing-duration>
    <meta:editing-cycles>2</meta:editing-cycles>
    <meta:generator>LibreOffice/7.2.2.2$Linux_X86_64 LibreOffice_project/20$Build-2</meta:generator>
    <meta:document-statistic meta:object-count="41"/>
  </office:meta>
</office:document-meta>
</file>